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893cm" fo:margin-left="1.236cm" fo:margin-right="0.711cm" table:align="margins"/>
    </style:style>
    <style:style style:name="Table1.A" style:family="table-column">
      <style:table-column-properties style:column-width="3.413cm" style:rel-column-width="11244*"/>
    </style:style>
    <style:style style:name="Table1.B" style:family="table-column">
      <style:table-column-properties style:column-width="5.054cm" style:rel-column-width="16648*"/>
    </style:style>
    <style:style style:name="Table1.C" style:family="table-column">
      <style:table-column-properties style:column-width="4.789cm" style:rel-column-width="15776*"/>
    </style:style>
    <style:style style:name="Table1.D" style:family="table-column">
      <style:table-column-properties style:column-width="2.962cm" style:rel-column-width="9756*"/>
    </style:style>
    <style:style style:name="Table1.E" style:family="table-column">
      <style:table-column-properties style:column-width="3.676cm" style:rel-column-width="12111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E8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54cm" fo:margin-bottom="0cm" loext:contextual-spacing="false" fo:text-align="start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.254cm" fo:margin-bottom="0cm" loext:contextual-spacing="false" fo:text-align="start" style:justify-single-word="false"/>
      <style:text-properties style:font-name="Calibri" fo:font-size="12pt" style:text-underline-style="none" fo:font-weight="normal" style:text-underline-mode="continuous" style:text-overline-mode="continuous" style:text-line-through-mode="continuous" fo:background-color="transparent" style:font-size-asian="12pt" style:font-weight-asian="normal" style:font-size-complex="12pt" style:font-weight-complex="normal"/>
    </style:style>
    <style:style style:name="P3" style:family="paragraph" style:parent-style-name="Normal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</style:style>
    <style:style style:name="P4" style:family="paragraph" style:parent-style-name="Normal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style:font-name="Calibri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2pt" style:text-underline-style="none" fo:font-weight="normal" style:text-underline-mode="continuous" style:text-overline-mode="continuous" style:text-line-through-mode="continuous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2pt" style:text-underline-style="none" fo:font-weight="normal" style:text-underline-mode="continuous" style:text-overline-mode="continuous" style:text-line-through-mode="continuous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Calibri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Calibri"/>
    </style:style>
    <style:style style:name="P13" style:family="paragraph" style:parent-style-name="Standard">
      <style:text-properties style:font-name="Calibri" fo:background-color="transparen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20pt" fo:font-weight="bold" fo:background-color="transparent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letter-spacing="normal" fo:font-style="normal"/>
    </style:style>
    <style:style style:name="P20" style:family="paragraph" style:parent-style-name="Table_20_Heading">
      <style:paragraph-properties fo:text-align="center" style:justify-single-word="false"/>
      <style:text-properties style:font-name="Calibri"/>
    </style:style>
    <style:style style:name="P21" style:family="paragraph" style:parent-style-name="Table_20_Contents">
      <style:paragraph-properties fo:text-align="center" style:justify-single-word="false"/>
      <style:text-properties style:font-name="Calibri"/>
    </style:style>
    <style:style style:name="P22" style:family="paragraph" style:parent-style-name="Standard" style:list-style-name="L2">
      <style:text-properties style:font-name="Calibri" fo:font-size="12pt" fo:font-weight="normal" fo:background-color="transparent" style:font-size-asian="12pt" style:font-weight-asian="normal" style:font-name-complex="Arial1" style:font-size-complex="12pt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Calibri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Calibri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" fo:font-size="12pt" style:font-size-asian="12pt" style:font-size-complex="12pt"/>
    </style:style>
    <style:style style:name="P2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" fo:font-size="12pt" style:font-size-asian="12pt" style:font-size-complex="12pt"/>
    </style:style>
    <style:style style:name="P27" style:family="paragraph" style:parent-style-name="Standard" style:list-style-name="L3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28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top="0.254cm" fo:margin-bottom="0cm" loext:contextual-spacing="false" fo:text-align="start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List_20_Paragraph" style:list-style-name="L2">
      <style:text-properties style:font-name="Calibri" style:font-name-complex="Arial1"/>
    </style:style>
    <style:style style:name="P31" style:family="paragraph" style:parent-style-name="List_20_Paragraph" style:list-style-name="L2">
      <style:paragraph-properties fo:margin-left="0cm" fo:margin-right="0cm" fo:margin-top="0.254cm" fo:margin-bottom="0cm" loext:contextual-spacing="false" fo:text-indent="0cm" style:auto-text-indent="false"/>
      <style:text-properties fo:font-variant="normal" fo:text-transform="none" fo:color="#000000" style:font-name="Calibri" fo:letter-spacing="normal" fo:font-style="normal" style:font-name-complex="Arial1"/>
    </style:style>
    <style:style style:name="P32" style:family="paragraph" style:parent-style-name="List_20_Paragraph" style:list-style-name="L2">
      <style:paragraph-properties fo:margin-top="0cm" fo:margin-bottom="0cm" loext:contextual-spacing="false"/>
      <style:text-properties fo:font-variant="normal" fo:text-transform="none" fo:color="#000000" style:font-name="Calibri" fo:letter-spacing="normal" fo:font-style="normal" style:font-name-complex="Arial1"/>
    </style:style>
    <style:style style:name="P33" style:family="paragraph" style:parent-style-name="List_20_Paragraph" style:list-style-name="L2">
      <style:paragraph-properties fo:margin-top="0cm" fo:margin-bottom="0cm" loext:contextual-spacing="false" fo:orphans="0" fo:widows="0" style:text-autospace="none" style:punctuation-wrap="simple"/>
      <style:text-properties fo:font-variant="normal" fo:text-transform="none" fo:color="#000000" style:font-name="Calibri" fo:font-size="12pt" fo:letter-spacing="normal" fo:font-style="normal" style:font-size-asian="12pt" style:font-name-complex="Arial1" style:font-size-complex="12pt"/>
    </style:style>
    <style:style style:name="P34" style:family="paragraph" style:parent-style-name="List_20_Paragraph" style:list-style-name="L2">
      <style:paragraph-properties fo:margin-top="0cm" fo:margin-bottom="0cm" loext:contextual-spacing="false" fo:orphans="0" fo:widows="0" style:text-autospace="none" style:punctuation-wrap="simple"/>
      <style:text-properties style:font-name="Calibri" fo:font-size="12pt" style:font-size-asian="12pt" style:font-name-complex="Arial1" style:font-size-complex="12pt"/>
    </style:style>
    <style:style style:name="P35" style:family="paragraph" style:parent-style-name="Normal" style:list-style-name="L2">
      <style:paragraph-properties fo:margin-top="0cm" fo:margin-bottom="0cm" loext:contextual-spacing="false" fo:orphans="0" fo:widows="0" style:text-autospace="none" style:punctuation-wrap="simple"/>
      <style:text-properties fo:font-variant="normal" fo:text-transform="none" fo:color="#000000" style:font-name="Calibri" fo:font-size="12pt" fo:letter-spacing="normal" fo:font-style="normal" style:font-size-asian="12pt" style:font-name-complex="Arial1" style:font-size-complex="12pt"/>
    </style:style>
    <style:style style:name="P36" style:family="paragraph" style:parent-style-name="Normal" style:list-style-name="L6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fo:font-variant="normal" fo:text-transform="none" fo:color="#000000" style:font-name="Calibri" fo:font-size="12pt" fo:letter-spacing="normal" fo:font-style="normal" fo:font-weight="normal" style:font-size-asian="12pt" style:font-name-complex="Arial1" style:font-size-complex="12pt"/>
    </style:style>
    <style:style style:name="P37" style:family="paragraph" style:parent-style-name="Normal" style:list-style-name="L7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fo:font-variant="normal" fo:text-transform="none" fo:color="#000000" style:font-name="Calibri" fo:font-size="12pt" fo:letter-spacing="normal" fo:font-style="normal" fo:font-weight="normal" style:font-size-asian="12pt" style:font-name-complex="Arial1" style:font-size-complex="12pt"/>
    </style:style>
    <style:style style:name="P38" style:family="paragraph" style:parent-style-name="Normal" style:list-style-name="L3">
      <style:paragraph-properties fo:margin-top="0cm" fo:margin-bottom="0cm" loext:contextual-spacing="false" fo:line-height="100%" fo:text-align="start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39" style:family="paragraph" style:parent-style-name="Normal" style:list-style-name="L5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40" style:family="paragraph" style:parent-style-name="Normal" style:list-style-name="L4">
      <style:paragraph-properties fo:margin-top="0cm" fo:margin-bottom="0cm" loext:contextual-spacing="false" fo:orphans="0" fo:widows="0" style:text-autospace="none" style:punctuation-wrap="simple"/>
      <style:text-properties style:font-name="Calibri" fo:font-size="12pt" style:font-size-asian="12pt" style:font-size-complex="12pt"/>
    </style:style>
    <style:style style:name="P41" style:family="paragraph" style:parent-style-name="Normal" style:list-style-name="L5">
      <style:paragraph-properties fo:margin-top="0cm" fo:margin-bottom="0cm" loext:contextual-spacing="false" fo:orphans="0" fo:widows="0" style:text-autospace="none" style:punctuation-wrap="simple"/>
      <style:text-properties style:font-name="Calibri" fo:font-size="12pt" style:font-size-asian="12pt" style:font-size-complex="12pt"/>
    </style:style>
    <style:style style:name="P42" style:family="paragraph" style:parent-style-name="Normal" style:list-style-name="L5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style:font-name="Calibri" fo:font-size="12pt"/>
    </style:style>
    <style:style style:name="P43" style:family="paragraph" style:parent-style-name="Normal" style:list-style-name="L5">
      <style:paragraph-properties fo:margin-top="0cm" fo:margin-bottom="0cm" loext:contextual-spacing="false" fo:orphans="0" fo:widows="0" style:text-autospace="none" style:punctuation-wrap="simple"/>
    </style:style>
    <style:style style:name="P44" style:family="paragraph" style:parent-style-name="Normal" style:list-style-name="L7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</style:style>
    <style:style style:name="P45" style:family="paragraph" style:parent-style-name="Normal" style:list-style-name="L8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</style:style>
    <style:style style:name="P46" style:family="paragraph" style:parent-style-name="Normal" style:list-style-name="L9">
      <style:paragraph-properties fo:margin-top="0cm" fo:margin-bottom="0cm" loext:contextual-spacing="false" fo:line-height="100%" fo:text-align="start" style:justify-single-word="false" fo:orphans="0" fo:widows="0" style:text-autospace="none" style:punctuation-wrap="simple">
        <style:tab-stops>
          <style:tab-stop style:position="-0.635cm"/>
        </style:tab-stops>
      </style:paragraph-properties>
    </style:style>
    <style:style style:name="P47" style:family="paragraph">
      <loext:graphic-properties draw:fill="none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fo:background-color="transparent" loext:char-shading-value="0" style:font-size-asian="18pt" style:font-weight-asian="normal" style:font-size-complex="18pt" style:font-weight-complex="normal"/>
    </style:style>
    <style:style style:name="T4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normal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fo:letter-spacing="normal" fo:language="en" fo:country="US" fo:font-style="normal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name-complex="Arial1" style:font-size-complex="12pt"/>
    </style:style>
    <style:style style:name="T9" style:family="text">
      <style:text-properties fo:font-variant="normal" fo:text-transform="none" fo:color="#000000" style:font-name="Calibri" fo:font-size="18pt" fo:letter-spacing="normal" fo:font-style="normal" fo:font-weight="normal" fo:background-color="transparent" loext:char-shading-value="0" style:font-size-asian="18pt" style:font-weight-asian="normal" style:font-name-complex="Arial1" style:font-size-complex="18pt" style:font-weight-complex="normal"/>
    </style:style>
    <style:style style:name="T10" style:family="text">
      <style:text-properties fo:font-variant="normal" fo:text-transform="none" fo:color="#000000" fo:font-size="18pt" fo:letter-spacing="normal" fo:font-style="normal" fo:font-weight="normal" fo:background-color="transparent" loext:char-shading-value="0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fo:font-size="18pt" fo:letter-spacing="normal" fo:font-style="normal" fo:font-weight="normal" fo:background-color="transparent" loext:char-shading-value="0" style:font-size-asian="18pt" style:font-weight-asian="normal" style:font-name-complex="Arial1" style:font-size-complex="18pt" style:font-weight-complex="normal"/>
    </style:style>
    <style:style style:name="T12" style:family="text">
      <style:text-properties fo:font-variant="normal" fo:text-transform="none" fo:color="#141412" style:font-name="Calibri" fo:letter-spacing="normal" fo:font-style="normal" fo:font-weight="normal" style:font-size-asian="12pt" style:font-size-complex="12pt"/>
    </style:style>
    <style:style style:name="T13" style:family="text">
      <style:text-properties style:font-name-complex="Arial1"/>
    </style:style>
    <style:style style:name="T14" style:family="text">
      <style:text-properties style:text-position="super 67%" style:font-name="Calibri" fo:font-size="12pt" style:font-size-asian="12pt" style:font-size-complex="12pt"/>
    </style:style>
    <style:style style:name="T15" style:family="text">
      <style:text-properties style:font-size-asian="12pt" style:font-size-complex="12pt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svg:stroke-width="0.053cm" svg:stroke-color="#000000" svg:stroke-opacity="100%" draw:stroke-linejoin="round" draw:fill="none" fo:padding-top="0.009cm" fo:padding-bottom="0.009cm" fo:padding-left="0.009cm" fo:padding-right="0.009cm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7">Krutantak Bhupendra Patil</text:p>
      <text:p text:style-name="P14">Third year Undergraduate (Bachelor of Engineering) in Information Technology</text:p>
      <text:p text:style-name="P14"/>
      <text:p text:style-name="P15"><text:tab/>Address: <text:s/>B-1/35 Shitala Krupa, L.J. Road, Mahim (W), Mumbai 400016</text:p>
      <text:p text:style-name="P15"><text:tab/>Email: <text:s/>kt.katnaturk@gmail.com</text:p>
      <text:p text:style-name="P15"><text:tab/>Phone: <text:s/>8898115776</text:p>
      <text:p text:style-name="P15"/>
      <text:p text:style-name="P15"><text:tab/><text:span text:style-name="T2">Career Objective</text:span></text:p>
      <text:p text:style-name="P7"><draw:connector text:anchor-type="paragraph" draw:z-index="0" draw:style-name="gr1" draw:text-style-name="P47" draw:type="line" svg:x1="1.346cm" svg:y1="0.127cm" svg:x2="21.158cm" svg:y2="0.127cm" svg:d="M1346 127h19812" svg:viewBox="0 0 19814 2"><text:p/></draw:connector><text:tab/></text:p>
      <text:p text:style-name="P9"><text:tab/>To work where I can apply my knowledge and enhance my skills to meet the challenge of solving real life problems <text:s/></text:p>
      <text:p text:style-name="P9"><text:s/><text:tab/>contributing to the organization's growth and grow with the organization in terms of experience and career</text:p>
      <text:p text:style-name="P9"><text:tab/>development.</text:p>
      <text:p text:style-name="P15"><text:tab/></text:p>
      <text:p text:style-name="P16"><text:tab/><text:span text:style-name="T3">Academic Records</text:span></text:p>
      <text:p text:style-name="P8"><draw:connector text:anchor-type="paragraph" draw:z-index="1" draw:style-name="gr1" draw:text-style-name="P47" draw:type="line" svg:x1="1.346cm" svg:y1="0.127cm" svg:x2="21.158cm" svg:y2="0.127cm" svg:d="M1346 127h19812" svg:viewBox="0 0 19814 2"><text:p/></draw:connector> <text:s text:c="12"/></text:p>
      <text:p text:style-name="P8"><text:tab/>Currently Pursuing Information Technology Engineering from Sardar Patel Institute of Technolog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Examination</text:p>
          </table:table-cell>
          <table:table-cell table:style-name="Table1.A1" office:value-type="string">
            <text:p text:style-name="P20">Institution</text:p>
          </table:table-cell>
          <table:table-cell table:style-name="Table1.A1" office:value-type="string">
            <text:p text:style-name="P20">University</text:p>
          </table:table-cell>
          <table:table-cell table:style-name="Table1.A1" office:value-type="string">
            <text:p text:style-name="P20">Year</text:p>
          </table:table-cell>
          <table:table-cell table:style-name="Table1.E1" office:value-type="string">
            <text:p text:style-name="P20">Percentage/ Grade</text:p>
          </table:table-cell>
        </table:table-row>
        <table:table-row>
          <table:table-cell table:style-name="Table1.A2" office:value-type="string">
            <text:p text:style-name="P21">Semester 6</text:p>
          </table:table-cell>
          <table:table-cell table:style-name="Table1.A2" table:number-rows-spanned="6" office:value-type="string">
            <text:p text:style-name="P21"/>
            <text:p text:style-name="P21"/>
            <text:p text:style-name="P21"/>
            <text:p text:style-name="P21">Sardar Patel Institute of Technology</text:p>
          </table:table-cell>
          <table:table-cell table:style-name="Table1.A2" table:number-rows-spanned="6" office:value-type="string">
            <text:p text:style-name="P21"/>
            <text:p text:style-name="P21"/>
            <text:p text:style-name="P21"/>
            <text:p text:style-name="P21">Mumbai University</text:p>
          </table:table-cell>
          <table:table-cell table:style-name="Table1.A2" office:value-type="string">
            <text:p text:style-name="P21">2015-16</text:p>
          </table:table-cell>
          <table:table-cell table:style-name="Table1.E2" office:value-type="float" office:value="8.12">
            <text:p text:style-name="P21">8.12</text:p>
          </table:table-cell>
        </table:table-row>
        <table:table-row>
          <table:table-cell table:style-name="Table1.A2" office:value-type="string">
            <text:p text:style-name="P21">Semester 5</text:p>
          </table:table-cell>
          <table:covered-table-cell/>
          <table:covered-table-cell/>
          <table:table-cell table:style-name="Table1.A2" office:value-type="string">
            <text:p text:style-name="P21">2015-16</text:p>
          </table:table-cell>
          <table:table-cell table:style-name="Table1.E2" office:value-type="float" office:value="8">
            <text:p text:style-name="P21">8</text:p>
          </table:table-cell>
        </table:table-row>
        <table:table-row>
          <table:table-cell table:style-name="Table1.A2" office:value-type="string">
            <text:p text:style-name="P21">Semester 4</text:p>
          </table:table-cell>
          <table:covered-table-cell/>
          <table:covered-table-cell/>
          <table:table-cell table:style-name="Table1.A2" office:value-type="string">
            <text:p text:style-name="P21">2014-15</text:p>
          </table:table-cell>
          <table:table-cell table:style-name="Table1.E2" office:value-type="float" office:value="8.29">
            <text:p text:style-name="P21">8.29</text:p>
          </table:table-cell>
        </table:table-row>
        <table:table-row>
          <table:table-cell table:style-name="Table1.A2" office:value-type="string">
            <text:p text:style-name="P21">Semester 3</text:p>
          </table:table-cell>
          <table:covered-table-cell/>
          <table:covered-table-cell/>
          <table:table-cell table:style-name="Table1.A2" office:value-type="string">
            <text:p text:style-name="P21">2014-15</text:p>
          </table:table-cell>
          <table:table-cell table:style-name="Table1.E2" office:value-type="float" office:value="8.79">
            <text:p text:style-name="P21">8.79</text:p>
          </table:table-cell>
        </table:table-row>
        <table:table-row>
          <table:table-cell table:style-name="Table1.A2" office:value-type="string">
            <text:p text:style-name="P21">Semester 2</text:p>
          </table:table-cell>
          <table:covered-table-cell/>
          <table:covered-table-cell/>
          <table:table-cell table:style-name="Table1.A2" office:value-type="string">
            <text:p text:style-name="P21">2013-14</text:p>
          </table:table-cell>
          <table:table-cell table:style-name="Table1.E2" office:value-type="float" office:value="8.11">
            <text:p text:style-name="P21">8.11</text:p>
          </table:table-cell>
        </table:table-row>
        <table:table-row>
          <table:table-cell table:style-name="Table1.A2" office:value-type="string">
            <text:p text:style-name="P21">Semester 1</text:p>
          </table:table-cell>
          <table:covered-table-cell/>
          <table:covered-table-cell/>
          <table:table-cell table:style-name="Table1.A2" office:value-type="string">
            <text:p text:style-name="P21">2013-14</text:p>
          </table:table-cell>
          <table:table-cell table:style-name="Table1.E2" office:value-type="float" office:value="6.56">
            <text:p text:style-name="P21">6.56</text:p>
          </table:table-cell>
        </table:table-row>
        <table:table-row>
          <table:table-cell table:style-name="Table1.A2" office:value-type="string">
            <text:p text:style-name="P21">H.S.C.</text:p>
          </table:table-cell>
          <table:table-cell table:style-name="Table1.A2" office:value-type="string">
            <text:p text:style-name="P21">Ruia College</text:p>
          </table:table-cell>
          <table:table-cell table:style-name="Table1.A2" office:value-type="string">
            <text:p text:style-name="P21">Maharashtra State Board</text:p>
          </table:table-cell>
          <table:table-cell table:style-name="Table1.A2" office:value-type="string">
            <text:p text:style-name="P21">Feb 2013</text:p>
          </table:table-cell>
          <table:table-cell table:style-name="Table1.E8" office:value-type="percentage" office:value="0.7378">
            <text:p text:style-name="P21">73.78%</text:p>
          </table:table-cell>
        </table:table-row>
        <table:table-row>
          <table:table-cell table:style-name="Table1.A2" office:value-type="string">
            <text:p text:style-name="P21">S.C.C.</text:p>
          </table:table-cell>
          <table:table-cell table:style-name="Table1.A2" office:value-type="string">
            <text:p text:style-name="P21">I.E.S. Manik Vidyamandir School</text:p>
          </table:table-cell>
          <table:table-cell table:style-name="Table1.A2" office:value-type="string">
            <text:p text:style-name="P21">Maharashtra State Board</text:p>
          </table:table-cell>
          <table:table-cell table:style-name="Table1.A2" office:value-type="string">
            <text:p text:style-name="P21">Mar 2011</text:p>
          </table:table-cell>
          <table:table-cell table:style-name="Table1.E8" office:value-type="percentage" office:value="0.9527">
            <text:p text:style-name="P21">95.27%</text:p>
          </table:table-cell>
        </table:table-row>
      </table:table>
      <text:p text:style-name="P1"/>
      <text:p text:style-name="P16"><text:tab/><text:span text:style-name="T3">Technical Knowledge</text:span></text:p>
      <text:list xml:id="list561579979674064040" text:style-name="L1">
        <text:list-header>
          <text:p text:style-name="P23"><draw:connector text:anchor-type="paragraph" draw:z-index="2" draw:style-name="gr1" draw:text-style-name="P47" draw:type="line" svg:x1="1.346cm" svg:y1="0.127cm" svg:x2="21.158cm" svg:y2="0.127cm" svg:d="M1346 127h19812" svg:viewBox="0 0 19814 2"><text:p/></draw:connector></text:p>
        </text:list-header>
        <text:list-item>
          <text:p text:style-name="P23">Knowledge of programming languages C, Java and Python(basics)</text:p>
        </text:list-item>
        <text:list-item>
          <text:p text:style-name="P23">Knowledge of data structures and Database management.</text:p>
        </text:list-item>
        <text:list-item>
          <text:p text:style-name="P25"><text:span text:style-name="T6">Web designing languages HTML5, CSS3, JavaScript, PHP.</text:span><text:span text:style-name="T16"> </text:span></text:p>
        </text:list-item>
      </text:list>
      <text:p text:style-name="P6"/>
      <text:p text:style-name="P16"><text:span text:style-name="T4"><text:tab/></text:span><text:span text:style-name="T3">Projects</text:span></text:p>
      <text:list xml:id="list3012994374183673452" text:style-name="L2">
        <text:list-header>
          <text:p text:style-name="P28"><draw:connector text:anchor-type="paragraph" draw:z-index="3" draw:style-name="gr1" draw:text-style-name="P47" draw:type="line" svg:x1="1.346cm" svg:y1="0.127cm" svg:x2="21.158cm" svg:y2="0.127cm" svg:d="M1346 127h19812" svg:viewBox="0 0 19814 2"><text:p/></draw:connector></text:p>
        </text:list-header>
        <text:list-item>
          <text:p text:style-name="P29">Developed <text:s/>websites for Sardar Patel Institute of Technology's Technical Festival-MATRIX registered as matrixthefest.org respectively and a website which allows users to shop and order using HTML5, PHP, JavaScript and CSS3.</text:p>
        </text:list-item>
        <text:list-item>
          <text:p text:style-name="P28">Developed Data Extraction Scrapers using python language and scrapy framework.</text:p>
        </text:list-item>
        <text:list-item>
          <text:p text:style-name="P28">Developed Automated College Attendance System using .NET to update and maintain <text:soft-page-break/>registry of attendance.</text:p>
        </text:list-item>
        <text:list-item>
          <text:p text:style-name="P22">Multi client chat application in java using socket programming and multi threading.</text:p>
          <text:p text:style-name="P22"/>
          <text:p text:style-name="P22"/>
        </text:list-item>
      </text:list>
      <text:p text:style-name="P10"><text:span text:style-name="T4"><text:tab/></text:span><text:span text:style-name="T3">Strengths</text:span></text:p>
      <text:p text:style-name="P11"><draw:connector text:anchor-type="paragraph" draw:z-index="9" draw:style-name="gr1" draw:text-style-name="P47" draw:type="line" svg:x1="1.346cm" svg:y1="0.127cm" svg:x2="21.158cm" svg:y2="0.127cm" svg:d="M1346 127h19812" svg:viewBox="0 0 19814 2"><text:p/></draw:connector><text:tab/></text:p>
      <text:list xml:id="list231040603644580" text:continue-numbering="true" text:style-name="L2">
        <text:list-item>
          <text:p text:style-name="P24">Quick learner.</text:p>
        </text:list-item>
        <text:list-item>
          <text:p text:style-name="P24">Leader.</text:p>
        </text:list-item>
        <text:list-item>
          <text:p text:style-name="P24">Good Analytical &amp; Logical skills.</text:p>
        </text:list-item>
        <text:list-item>
          <text:p text:style-name="P30">Result-oriented &amp; Organized.</text:p>
        </text:list-item>
      </text:list>
      <text:p text:style-name="P19"/>
      <text:p text:style-name="P16"><text:span text:style-name="T5"><text:tab/></text:span><text:span text:style-name="T10">Positions of Responsibility</text:span></text:p>
      <text:list xml:id="list231039819473417" text:continue-numbering="true" text:style-name="L2">
        <text:list-header>
          <text:p text:style-name="P31"><draw:connector text:anchor-type="paragraph" draw:z-index="4" draw:style-name="gr1" draw:text-style-name="P47" draw:type="line" svg:x1="1.346cm" svg:y1="0.127cm" svg:x2="21.158cm" svg:y2="0.127cm" svg:d="M1346 127h19812" svg:viewBox="0 0 19814 2"><text:p/></draw:connector></text:p>
        </text:list-header>
        <text:list-item>
          <text:p text:style-name="P32">Technical Head of Sardar Patel Institute of Technology for the year 2015-16.</text:p>
        </text:list-item>
        <text:list-item>
          <text:p text:style-name="P34"><text:span text:style-name="T5">Member of PR (Public Relation), Admin, Event </text:span><text:span text:style-name="T7">committee</text:span><text:span text:style-name="T5"> for cultural festival-SPACE 2015.</text:span></text:p>
        </text:list-item>
        <text:list-item>
          <text:p text:style-name="P33">Member of Admin committee for technical festival-MATRIX 2014.</text:p>
        </text:list-item>
        <text:list-item>
          <text:p text:style-name="P35">Head-boy of I.E.S. Manik Vidyamandir for the year 2009.</text:p>
        </text:list-item>
      </text:list>
      <text:p text:style-name="P11"/>
      <text:p text:style-name="P16"><text:span text:style-name="T5"><text:tab/></text:span><text:span text:style-name="T10">Co-curricular Activities</text:span></text:p>
      <text:list xml:id="list3686410508555023623" text:style-name="L3">
        <text:list-header>
          <text:p text:style-name="P26"><draw:connector text:anchor-type="paragraph" draw:z-index="5" draw:style-name="gr1" draw:text-style-name="P47" draw:type="line" svg:x1="1.346cm" svg:y1="0.127cm" svg:x2="21.158cm" svg:y2="0.127cm" svg:d="M1346 127h19812" svg:viewBox="0 0 19814 2"><text:p/></draw:connector></text:p>
        </text:list-header>
        <text:list-item>
          <text:p text:style-name="P26">Organized and managed Technical festival-MATRIX 2015 for Sardar Patel Institute of Technology.</text:p>
        </text:list-item>
        <text:list-item>
          <text:p text:style-name="P38">Participated in IEEE Xtreme coding competition.</text:p>
        </text:list-item>
        <text:list-item>
          <text:p text:style-name="P38">Participated in Code Vita 2014 coding competition <text:s/>and qualified for the second round.</text:p>
        </text:list-item>
        <text:list-item>
          <text:p text:style-name="P27">Attended certified workshops on Ethical Hacking and PC Assembling &amp; Software Utilities.</text:p>
        </text:list-item>
      </text:list>
      <text:p text:style-name="P5"/>
      <text:p text:style-name="P16"><text:tab/><text:span text:style-name="T10">Extra-curricular Activities and Achievements</text:span></text:p>
      <text:list xml:id="list3459448356500730086" text:style-name="L4">
        <text:list-header>
          <text:p text:style-name="P40"><draw:connector text:anchor-type="paragraph" draw:z-index="6" draw:style-name="gr1" draw:text-style-name="P47" draw:type="line" svg:x1="1.346cm" svg:y1="0.127cm" svg:x2="21.158cm" svg:y2="0.127cm" svg:d="M1346 127h19812" svg:viewBox="0 0 19814 2"><text:p/></draw:connector></text:p>
        </text:list-header>
        <text:list-item>
          <text:p text:style-name="P40">Organized Amazing Race held all over Mumbai and Takeshi’s castle for SPCE-SPIT Cultural festival-SPACE 2015</text:p>
        </text:list-item>
      </text:list>
      <text:list xml:id="list7086767995719196725" text:style-name="L5">
        <text:list-item>
          <text:p text:style-name="P41">Qualified Pravinya-Pradhnya Maths exams with Distinction.</text:p>
        </text:list-item>
        <text:list-item>
          <text:p text:style-name="P43"><text:span text:style-name="Default_20_Paragraph_20_Font"><text:span text:style-name="T1">Was ranked 1</text:span></text:span><text:span text:style-name="Default_20_Paragraph_20_Font"><text:span text:style-name="T14">st</text:span></text:span><text:span text:style-name="Default_20_Paragraph_20_Font"><text:span text:style-name="T1"> from school and 18</text:span></text:span><text:span text:style-name="Default_20_Paragraph_20_Font"><text:span text:style-name="T14">th</text:span></text:span><text:span text:style-name="Default_20_Paragraph_20_Font"><text:span text:style-name="T1"> all over Mumbai for High School Scholarship Exam.</text:span></text:span></text:p>
        </text:list-item>
        <text:list-item>
          <text:p text:style-name="P42"><text:span text:style-name="T15">Secured “A” grade for </text:span><text:span text:style-name="T12">Elementary/Intermediate Drawing exam.</text:span></text:p>
        </text:list-item>
        <text:list-item>
          <text:p text:style-name="P39">Team player of school's volleyball, throwball and football team<text:span text:style-name="T13">.</text:span></text:p>
        </text:list-item>
      </text:list>
      <text:p text:style-name="P4"/>
      <text:p text:style-name="P16"><text:span text:style-name="T13"><text:tab/></text:span><text:span text:style-name="T11">Hobbies</text:span></text:p>
      <text:list xml:id="list8193653625548962488" text:style-name="L6">
        <text:list-header>
          <text:p text:style-name="P36"><draw:connector text:anchor-type="paragraph" draw:z-index="7" draw:style-name="gr1" draw:text-style-name="P47" draw:type="line" svg:x1="1.346cm" svg:y1="0.127cm" svg:x2="21.158cm" svg:y2="0.127cm" svg:d="M1346 127h19812" svg:viewBox="0 0 19814 2"><text:p/></draw:connector></text:p>
        </text:list-header>
        <text:list-item>
          <text:p text:style-name="P36">Playing computer games.</text:p>
        </text:list-item>
      </text:list>
      <text:list xml:id="list4922403351321115041" text:style-name="L7">
        <text:list-item>
          <text:p text:style-name="P37">Playing chess and football.</text:p>
        </text:list-item>
        <text:list-item>
          <text:p text:style-name="P44"><text:span text:style-name="Default_20_Paragraph_20_Font"><text:span text:style-name="T8">Dancing.</text:span></text:span></text:p>
        </text:list-item>
        <text:list-item>
          <text:p text:style-name="P44"><text:span text:style-name="Default_20_Paragraph_20_Font"><text:span text:style-name="T8">Drawing.</text:span></text:span></text:p>
        </text:list-item>
      </text:list>
      <text:p text:style-name="P3"><text:span text:style-name="Default_20_Paragraph_20_Font"><text:span text:style-name="T8"/></text:span></text:p>
      <text:p text:style-name="P18"><text:span text:style-name="Default_20_Paragraph_20_Font"><text:span text:style-name="T8"><text:tab/></text:span></text:span><text:span text:style-name="Default_20_Paragraph_20_Font"><text:span text:style-name="T9">Personal Details</text:span></text:span></text:p>
      <text:list xml:id="list6978638045173965922" text:style-name="L8">
        <text:list-header>
          <text:p text:style-name="P45"><draw:connector text:anchor-type="paragraph" draw:z-index="8" draw:style-name="gr1" draw:text-style-name="P47" draw:type="line" svg:x1="1.346cm" svg:y1="0.127cm" svg:x2="21.158cm" svg:y2="0.127cm" svg:d="M1346 127h19812" svg:viewBox="0 0 19814 2"><text:p/></draw:connector><text:span text:style-name="Default_20_Paragraph_20_Font"><text:span text:style-name="T8"/></text:span></text:p>
        </text:list-header>
        <text:list-item>
          <text:p text:style-name="P45"><text:span text:style-name="Default_20_Paragraph_20_Font"><text:span text:style-name="T8">Date of Birth: 17th September, 1995</text:span></text:span></text:p>
        </text:list-item>
      </text:list>
      <text:list xml:id="list677257161517653893" text:style-name="L9">
        <text:list-item>
          <text:p text:style-name="P46"><text:span text:style-name="Default_20_Paragraph_20_Font"><text:span text:style-name="T8">Languages Known: English, Marathi, Hindi.</text:span></text:span></text:p>
        </text:list-item>
      </text:list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9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6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3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0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07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34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1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1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3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0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4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1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5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9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6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3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0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07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34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1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1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4cm" fo:page-height="30.48cm" style:num-format="1" style:print-orientation="portrait" fo:margin-top="1.27cm" fo:margin-bottom="1.27cm" fo:margin-left="1.27cm" fo:margin-right="1.27cm" fo:border="0.06pt solid #000000" fo:padding="0.508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508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ntak patil</meta:initial-creator>
    <meta:creation-date>2016-02-09T20:37:33.72</meta:creation-date>
    <dc:date>2016-07-25T23:10:38.877803483</dc:date>
    <meta:editing-duration>PT7H2M13S</meta:editing-duration>
    <meta:editing-cycles>19</meta:editing-cycles>
    <meta:generator>LibreOffice/5.0.2.2$Linux_X86_64 LibreOffice_project/00m0$Build-2</meta:generator>
    <meta:document-statistic meta:table-count="1" meta:image-count="0" meta:object-count="0" meta:page-count="2" meta:paragraph-count="97" meta:word-count="446" meta:character-count="3005" meta:non-whitespace-character-count="2640"/>
  </office:meta>
</office:document-meta>
</file>